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P2" style:family="paragraph" style:parent-style-name="Title">
      <style:paragraph-properties fo:margin-top="0.423cm" fo:margin-bottom="0.212cm" loext:contextual-spacing="false" fo:text-align="center" style:justify-single-word="false" fo:keep-with-next="always"/>
    </style:style>
    <style:style style:name="P3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4" style:family="paragraph" style:parent-style-name="Text_20_body">
      <style:paragraph-properties fo:margin-top="0cm" fo:margin-bottom="0.247cm" loext:contextual-spacing="false" fo:line-height="120%" fo:text-align="center" style:justify-single-word="false"/>
    </style:style>
    <style:style style:name="P5" style:family="paragraph" style:parent-style-name="Text_20_body">
      <style:paragraph-properties fo:margin-top="0cm" fo:margin-bottom="0.247cm" loext:contextual-spacing="false" fo:line-height="120%"/>
      <style:text-properties fo:font-style="normal" officeooo:rsid="001c3c26" officeooo:paragraph-rsid="001c3c26" style:font-style-asian="normal" style:font-style-complex="normal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weight="bold" style:font-size-asian="14pt" style:font-weight-asian="bold"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orphans="0" fo:widows="0" fo:hyphenation-ladder-count="no-limit" fo:break-before="page" style:writing-mode="lr-tb"/>
      <style:text-properties fo:font-size="14pt" fo:font-style="normal" fo:font-weight="normal" officeooo:rsid="001c3c26" officeooo:paragraph-rsid="001c3c26" style:font-size-asian="14pt" style:font-style-asian="normal" style:font-weight-asian="normal" style:font-style-complex="normal" fo:hyphenate="false" fo:hyphenation-remain-char-count="2" fo:hyphenation-push-char-count="2"/>
    </style:style>
    <style:style style:name="P9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P10" style:family="paragraph" style:parent-style-name="Heading_20_1" style:list-style-name="WWNum1">
      <style:paragraph-properties fo:margin-left="0.762cm" fo:margin-right="0cm" fo:margin-top="0.423cm" fo:margin-bottom="0.212cm" loext:contextual-spacing="false" fo:text-align="center" style:justify-single-word="false" fo:text-indent="-0.762cm" style:auto-text-indent="false" fo:keep-with-next="always">
        <style:tab-stops/>
      </style:paragraph-properties>
    </style:style>
    <style:style style:name="P11" style:family="paragraph" style:parent-style-name="Text_20_body">
      <style:paragraph-properties fo:margin-top="1cm" fo:margin-bottom="4.001cm" loext:contextual-spacing="false" fo:line-height="150%" fo:text-align="center" style:justify-single-word="false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12" style:family="paragraph" style:parent-style-name="Text_20_body" style:list-style-name="WWNum2">
      <style:paragraph-properties fo:margin-left="1.27cm" fo:margin-right="0cm" fo:margin-top="0cm" fo:margin-bottom="0.247cm" loext:contextual-spacing="false" fo:line-height="120%" fo:text-align="start" style:justify-single-word="false" fo:text-indent="-0.635cm" style:auto-text-indent="false">
        <style:tab-stops/>
      </style:paragraph-properties>
      <style:text-properties style:font-name="Liberation Serif" fo:font-size="14pt" style:font-size-asian="14pt"/>
    </style:style>
    <style:style style:name="P13" style:family="paragraph" style:parent-style-name="Text_20_body" style:list-style-name="WWNum3">
      <style:paragraph-properties fo:margin-left="1.27cm" fo:margin-right="0cm" fo:margin-top="0cm" fo:margin-bottom="0.247cm" loext:contextual-spacing="false" fo:line-height="120%" fo:text-indent="-0.635cm" style:auto-text-indent="false">
        <style:tab-stops/>
      </style:paragraph-properties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14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3c26" officeooo:paragraph-rsid="001c3c26" style:font-size-asian="14pt" style:font-style-asian="normal" style:font-style-complex="normal"/>
    </style:style>
    <style:style style:name="P15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fo:font-style="normal" officeooo:rsid="001c6b4c" officeooo:paragraph-rsid="001c6b4c" style:font-size-asian="14pt" style:font-style-asian="normal" style:font-style-complex="normal"/>
    </style:style>
    <style:style style:name="P16" style:family="paragraph" style:parent-style-name="Text_20_body">
      <style:paragraph-properties fo:margin-top="0cm" fo:margin-bottom="0.247cm" loext:contextual-spacing="false" fo:line-height="120%"/>
      <style:text-properties style:font-name="Liberation Serif" fo:font-size="14pt" style:font-size-asian="14pt"/>
    </style:style>
    <style:style style:name="P17" style:family="paragraph" style:parent-style-name="Text_20_body">
      <style:paragraph-properties fo:margin-top="0cm" fo:margin-bottom="0.247cm" loext:contextual-spacing="false" fo:line-height="120%"/>
      <style:text-properties style:font-name="Liberation Serif"/>
    </style:style>
    <style:style style:name="P18" style:family="paragraph" style:parent-style-name="Heading_20_2" style:list-style-name="WWNum1">
      <style:paragraph-properties fo:margin-left="1.016cm" fo:margin-right="0cm" fo:margin-top="0.353cm" fo:margin-bottom="0.212cm" loext:contextual-spacing="false" fo:text-indent="-1.016cm" style:auto-text-indent="false" fo:keep-with-next="always">
        <style:tab-stops/>
      </style:paragraph-properties>
      <style:text-properties style:font-name="Liberation Serif" fo:font-size="11pt" fo:font-weight="normal" style:font-size-asian="11pt" style:font-weight-asian="normal"/>
    </style:style>
    <style:style style:name="P19" style:family="paragraph" style:parent-style-name="Heading_20_2" style:list-style-name="WWNum1" style:master-page-name="Converted1">
      <style:paragraph-properties fo:margin-left="1.016cm" fo:margin-right="0cm" fo:margin-top="0cm" fo:margin-bottom="0.499cm" loext:contextual-spacing="false" fo:text-indent="-1.016cm" style:auto-text-indent="false" style:page-number="auto" fo:keep-with-next="always">
        <style:tab-stops>
          <style:tab-stop style:position="17cm" style:type="right"/>
        </style:tab-stops>
      </style:paragraph-properties>
    </style:style>
    <style:style style:name="P20" style:family="paragraph" style:parent-style-name="Heading_20_2" style:list-style-name="WWNum1">
      <style:paragraph-properties fo:margin-left="1.016cm" fo:margin-right="0cm" fo:margin-top="0cm" fo:margin-bottom="0.199cm" loext:contextual-spacing="false" fo:text-indent="-1.016cm" style:auto-text-indent="false" fo:keep-with-next="always">
        <style:tab-stops/>
      </style:paragraph-properties>
    </style:style>
    <style:style style:name="P21" style:family="paragraph" style:parent-style-name="Heading_20_2" style:list-style-name="WWNum1">
      <style:paragraph-properties fo:margin-left="1.016cm" fo:margin-right="0cm" fo:margin-top="0.199cm" fo:margin-bottom="0.101cm" loext:contextual-spacing="false" fo:text-indent="-1.016cm" style:auto-text-indent="false" fo:keep-with-next="always">
        <style:tab-stops/>
      </style:paragraph-properties>
    </style:style>
    <style:style style:name="P22" style:family="paragraph" style:parent-style-name="Title" style:master-page-name="Standard">
      <style:paragraph-properties fo:margin-top="3cm" fo:margin-bottom="0.199cm" loext:contextual-spacing="false" fo:text-align="center" style:justify-single-word="false" style:page-number="auto" fo:keep-with-next="always"/>
    </style:style>
    <style:style style:name="P23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fo:font-weight="bold" style:font-size-asian="14pt" style:font-weight-asian="bold"/>
    </style:style>
    <style:style style:name="T5" style:family="text">
      <style:text-properties style:font-name="Liberation Serif" fo:font-size="14pt" fo:font-weight="bold" officeooo:rsid="001c3c26" style:font-size-asian="14pt" style:font-weight-asian="bold"/>
    </style:style>
    <style:style style:name="T6" style:family="text">
      <style:text-properties style:font-name="Liberation Serif" fo:font-size="14pt" style:font-size-asian="14pt"/>
    </style:style>
    <style:style style:name="T7" style:family="text">
      <style:text-properties style:font-name="Liberation Serif" fo:font-size="14pt" officeooo:rsid="001c3c26" style:font-size-asian="14pt"/>
    </style:style>
    <style:style style:name="T8" style:family="text">
      <style:text-properties officeooo:rsid="001c3c2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22">Projekt-Tagebuch</text:p>
        <text:p text:style-name="P2">zu unserem Greenfoot-Spiel</text:p>
        <text:p text:style-name="P11">PACMAN</text:p>
        <text:p text:style-name="P4"><text:span text:style-name="T4">Team </text:span><text:span text:style-name="T5">B</text:span></text:p>
        <text:p text:style-name="P6">Team-Mitglieder:</text:p>
        <text:p text:style-name="P7">Ben Konrad Meyer</text:p>
        <text:p text:style-name="P7">Max ???</text:p>
        <text:p text:style-name="P7">Pascal ???</text:p>
        <text:p text:style-name="P8"/>
        <text:list xml:id="list1127571872" text:style-name="WWNum1">
          <text:list-item>
            <text:h text:style-name="P10" text:outline-level="1">Rahmenvereinbarungen zur Projektarbeit:</text:h>
          </text:list-item>
        </text:list>
        <text:list xml:id="list970001566" text:style-name="WWNum2">
          <text:list-item>
            <text:p text:style-name="P12">Als Projektergebnis ist ein selbstständig erstelltes, interaktives Spiel auf Grundlage der Lernumgebung Greenfoot verabredet, das auch in Form eines Applets in eine Webseite integriert werden kann.</text:p>
          </text:list-item>
          <text:list-item>
            <text:p text:style-name="P12">Das Spiel muss in Kleingruppen erstellt werden. Die Team-Mitglieder sind mit der späteren Veröffentlichung ihres Projektergebnisses auf der LLG-Website einverstanden.</text:p>
          </text:list-item>
          <text:list-item>
            <text:p text:style-name="P12">Das Spiel muss Objekte aus mindestens drei verschiedenen Klassen enthalten.</text:p>
          </text:list-item>
          <text:list-item>
            <text:p text:style-name="P12">Die Benutzer-Steuerung per Tastatur und / oder Maus muss möglich sein.</text:p>
          </text:list-item>
          <text:list-item>
            <text:p text:style-name="P12">Es muss eine Kommunikation (Kollisionserkennung) zwischen den Figuren stattfinden (entweder mithilfe von Variablen oder durch das Senden von Nachrichten).</text:p>
          </text:list-item>
          <text:list-item>
            <text:p text:style-name="P12">Bestandteil des Spieles muss ein Punktestandzähler oder ein Zeitzähler oder auch eine Statusanzeige (z. B. zu Attributwerten) sein.</text:p>
          </text:list-item>
          <text:list-item>
            <text:p text:style-name="P12">Das Projekttagebuch muss den Arbeitsprozess ausführlich beschreiben. Zu jedem Projekttag ist der Name des verantwortlichen Autors notiert. Im Folgenden ist eine Musterseite vorbereitet.</text:p>
          </text:list-item>
          <text:list-item>
            <text:p text:style-name="P12">Für die ausführliche Projekt-Beschreibung ist ein Pflichtenheft zu erstellen. Weitere Informationen dazu und Musterbeispiele findet man z. B. auf den unten gesammelten Links.</text:p>
          </text:list-item>
          <text:list-item>
            <text:p text:style-name="P12">Zum verabredeten Abgabetermin muss das fertige Spiel präsentiert werden. Alle Projektergebnisse (Pflichtenheft, Projekttagebuch sowie die Dateien mit dem Quellcode) sind an diesem Tag in digitaler Form abzugeben.</text:p>
          </text:list-item>
        </text:list>
        <text:list xml:id="list100322038228068" text:continue-list="list1127571872" text:style-name="WWNum1">
          <text:list-item>
            <text:list>
              <text:list-item>
                <text:h text:style-name="P18" text:outline-level="2"/>
              </text:list-item>
            </text:list>
          </text:list-item>
        </text:list>
      </text:section>
      <text:list xml:id="list100321612591673" text:continue-numbering="true" text:style-name="WWNum1">
        <text:list-item>
          <text:list>
            <text:list-item>
              <text:h text:style-name="P19" text:outline-level="2">Datum: <text:span text:style-name="T8">29.3.2017</text:span><text:tab/>AutorIn:<text:span text:style-name="T8">Ben Konrad Meyer</text:span></text:h>
            </text:list-item>
            <text:list-item>
              <text:h text:style-name="P20" text:outline-level="2">Vorgaben (Sind alle zuletzt erteilten Aufträge abgeschlossen?)</text:h>
            </text:list-item>
          </text:list>
        </text:list-item>
      </text:list>
      <text:p text:style-name="P14">Es wurden keine Aufträge vergeben.</text:p>
      <text:list xml:id="list100323465019275" text:continue-numbering="true" text:style-name="WWNum1">
        <text:list-item>
          <text:list>
            <text:list-item>
              <text:h text:style-name="P21" text:outline-level="2">Arbeitsziel (Was nehmen wir uns für heute vor?)</text:h>
            </text:list-item>
          </text:list>
        </text:list-item>
      </text:list>
      <text:p text:style-name="P14">Die Grundstruktur und -art unseres Spiels festlegen. Wenn Zeit verbleiben sollte, bereits mit der Umsetzung beginnen </text:p>
      <text:list xml:id="list100323205529398" text:continue-numbering="true" text:style-name="WWNum1">
        <text:list-item>
          <text:list>
            <text:list-item>
              <text:h text:style-name="P21" text:outline-level="2">Aufgetretene Probleme / Fragen</text:h>
            </text:list-item>
          </text:list>
        </text:list-item>
      </text:list>
      <text:p text:style-name="P16">Während der heutigen Arbeitsphase sind folgende Probleme / Fragen aufgetreten:</text:p>
      <text:list xml:id="list2769116015" text:style-name="WWNum3">
        <text:list-item>
          <text:p text:style-name="P13">Wo sollen wir Attribute wie die Leben eintragen? Im Pacman oder der Welt?</text:p>
          <text:p text:style-name="P13">Lösung: Im Pacman. Von der Programmierung macht es wenig Unterschied <text:tab/>und im Pacman ist es intuitiver.</text:p>
        </text:list-item>
      </text:list>
      <text:list xml:id="list100322996556943" text:continue-list="list100323205529398" text:style-name="WWNum1">
        <text:list-item>
          <text:list>
            <text:list-item>
              <text:h text:style-name="P21" text:outline-level="2">Arbeitsergebnis (Was ist Stand heute geschafft?)</text:h>
            </text:list-item>
          </text:list>
        </text:list-item>
      </text:list>
      <text:p text:style-name="P16">Während der heutigen Arbeitsphase haben wir folgende Projektziele umgesetzt:</text:p>
      <text:p text:style-name="P5"><text:span text:style-name="T7">W</text:span><text:span text:style-name="T6">ir haben Klassendiagramme erstellt und ein dementsprechendes Szenario auf GitHub hochgeladen, wo wir auch im weiteren Verlauf des Projektes unseren Code verwalten werden.</text:span></text:p>
      <text:list xml:id="list100322495195349" text:continue-numbering="true" text:style-name="WWNum1">
        <text:list-item>
          <text:list>
            <text:list-item>
              <text:h text:style-name="P21" text:outline-level="2">Verbleibende Arbeitsschritte (Was ist noch zu tun?)</text:h>
            </text:list-item>
          </text:list>
        </text:list-item>
      </text:list>
      <text:p text:style-name="P16">Nach der heutigen Arbeitsphase sind noch folgende Projektziele zu erledigen:</text:p>
      <text:p text:style-name="P14">Die gesamte Programmierung sowie sämtliche Grafiken.</text:p>
      <text:list xml:id="list100321831879439" text:continue-numbering="true" text:style-name="WWNum1">
        <text:list-item>
          <text:list>
            <text:list-item>
              <text:h text:style-name="P21" text:outline-level="2">Aufträge bis zum nächsten Projekttag (Wer erledigt was?)</text:h>
            </text:list-item>
          </text:list>
        </text:list-item>
      </text:list>
      <text:p text:style-name="P17">Um am kommenden Projekttag gemeinsam und erfolgreich weiterzuarbeiten, ist es sinnvoll, zu diesen Aufträgen bereits Ergebnisse nutzen zu können:</text:p>
      <text:p text:style-name="P15">Ben: Alle Methoden leer in die Klassen schreiben, um Syntaxfehler beim Programmieren zu vermei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style:language-complex="de" style:country-complex="DE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8pt" fo:font-weight="bold" style:font-name-asian="FreeSans" style:font-family-asian="FreeSans" style:font-family-generic-asian="system" style:font-pitch-asian="variable" style:font-size-asian="18pt" style:font-weight-asian="bold"/>
    </style:style>
    <style:style style:name="Heading_20_2" style:display-name="Heading 2" style:family="paragraph" style:default-outline-level="2" style:list-style-name="" style:class="text">
      <style:paragraph-properties fo:margin-top="0.353cm" fo:margin-bottom="0.212cm" loext:contextual-spacing="false" fo:keep-with-next="always"/>
      <style:text-properties style:font-name="Liberation Sans" fo:font-family="'Liberation Sans'" style:font-family-generic="roman" style:font-pitch="variable" fo:font-size="16pt" fo:font-weight="bold" style:font-name-asian="FreeSans" style:font-family-asian="FreeSans" style:font-family-generic-asian="system" style:font-pitch-asian="variable" style:font-size-asian="16pt" style:font-weight-asian="bold"/>
    </style:style>
    <style:style style:name="Heading_20_3" style:display-name="Heading 3" style:family="paragraph" style:default-outline-level="3" style:list-style-name="" style:class="text">
      <style:paragraph-properties fo:margin-top="0.247cm" fo:margin-bottom="0.212cm" loext:contextual-spacing="false" fo:keep-with-next="always"/>
      <style:text-properties fo:color="#808080" style:font-name="Liberation Sans" fo:font-family="'Liberation Sans'" style:font-family-generic="roman" style:font-pitch="variable" fo:font-size="14pt" fo:font-weight="bold" style:font-name-asian="FreeSans" style:font-family-asian="FreeSans" style:font-family-generic-asian="system" style:font-pitch-asian="variable" style:font-size-asian="14pt" style:font-weight-asian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FreeSans" style:font-family-asian="FreeSans" style:font-family-generic-asian="system" style:font-pitch-asian="variable" style:font-size-asian="28pt" style:font-weight-asian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 fo:keep-with-next="always"/>
      <style:text-properties style:font-name="Liberation Sans" fo:font-family="'Liberation Sans'" style:font-family-generic="roman" style:font-pitch="variable" fo:font-size="18pt" style:font-name-asian="FreeSans" style:font-family-asian="FreeSans" style:font-family-generic-asian="system" style:font-pitch-asian="variable" style:font-size-asian="18pt"/>
    </style:style>
    <style:style style:name="Footer" style:family="paragraph" style:parent-style-name="Standard" style:default-outline-level="" style:class="extra"/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/>
      <style:text-properties fo:font-size="10pt" style:font-size-asian="10pt"/>
    </style:style>
    <style:style style:name="Header" style:family="paragraph" style:parent-style-name="Standard" style:default-outline-level="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4pt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start" style:justify-single-word="false" fo:orphans="0" fo:widows="0" fo:hyphenation-ladder-count="no-limit" fo:padding-left="0cm" fo:padding-right="0cm" fo:padding-top="0cm" fo:padding-bottom="0.035cm" fo:border-left="none" fo:border-right="none" fo:border-top="none" fo:border-bottom="0.26pt solid #000001" style:writing-mode="lr-tb">
        <style:tab-stops>
          <style:tab-stop style:position="16.891cm" style:type="right"/>
        </style:tab-stops>
      </style:paragraph-properties>
      <style:text-properties fo:hyphenate="false" fo:hyphenation-remain-char-count="2" fo:hyphenation-push-char-count="2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000001" fo:border-bottom="none">
        <style:tab-stops>
          <style:tab-stop style:position="8.5cm" style:type="center"/>
          <style:tab-stop style:position="17cm" style:type="right"/>
        </style:tab-stops>
      </style:paragraph-properties>
      <style:text-properties style:font-name="Liberation Serif"/>
    </style:style>
    <style:style style:name="MP3" style:family="paragraph" style:parent-style-name="Heading_20_1">
      <style:paragraph-properties fo:margin-top="0.423cm" fo:margin-bottom="0.212cm" loext:contextual-spacing="false" fo:keep-with-next="always"/>
      <style:text-properties style:font-name="Liberation Sans" fo:font-size="18pt" fo:font-weight="bold" style:font-name-asian="FreeSans" style:font-size-asian="18pt" style:font-weight-asian="bold"/>
    </style:style>
    <style:style style:name="MP4" style:family="paragraph" style:parent-style-name="Footer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T1" style:family="text">
      <style:text-properties fo:color="#000000" style:font-name="Arial" fo:font-size="14pt" style:letter-kerning="true" style:font-name-asian="FreeSans" style:font-size-asian="14pt" style:language-asian="hi" style:country-asian="IN" style:font-name-complex="Arial1" style:font-size-complex="12pt" style:language-complex="de" style:country-complex="DE"/>
    </style:style>
    <style:style style:name="MT2" style:family="text">
      <style:text-properties fo:color="#000000" style:font-name="Liberation Serif" fo:font-size="12pt" style:letter-kerning="true" style:font-name-asian="FreeSans" style:font-size-asian="12pt" style:language-asian="hi" style:country-asian="IN" style:font-name-complex="Liberation Serif1" style:font-size-complex="12pt" style:language-complex="de" style:country-complex="DE"/>
    </style:style>
    <style:style style:name="MT3" style:family="text">
      <style:text-properties style:font-name="Liberation Seri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43cm" fo:margin-left="0cm" fo:margin-right="0cm" fo:margin-bottom="1.642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36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8cm" fo:margin-left="0cm" fo:margin-right="0cm" fo:margin-bottom="1.139cm" style:dynamic-spacing="true"/>
      </style:header-style>
      <style:footer-style>
        <style:header-footer-properties fo:min-height="1.094cm" fo:margin-left="0cm" fo:margin-right="0cm" fo:margin-top="0.99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Landrat-Lucas-Gymnasium<text:tab/>Fach Informatik</text:span><text:line-break/><text:span text:style-name="MT1">Stufe EF</text:span><text:span text:style-name="MT2"> </text:span><text:span text:style-name="MT1">/ Kurs IF-GK1</text:span><text:span text:style-name="MT2"> </text:span><text:span text:style-name="MT1"><text:tab/>Schuljahr 2016/17</text:span></text:p>
      </style:header>
      <style:footer>
        <text:p text:style-name="MP2"><text:file-name text:display="name-and-extension">Projekttagebuch.odt</text:file-name></text:p>
      </style:footer>
    </style:master-page>
    <style:master-page style:name="Converted1" style:page-layout-name="Mpm2">
      <style:header>
        <text:h text:style-name="MP3" text:outline-level="1">Projekt-Tagebuch des Teams GK x / Team y</text:h>
      </style:header>
      <style:footer>
        <text:p text:style-name="MP4"><text:span text:style-name="MT3"><text:file-name text:display="name-and-extension">Projekttagebuch.odt</text:file-name></text:span><text:span text:style-name="MT3"><text:tab/>Seite </text:span><text:span text:style-name="MT3"><text:page-number text:select-page="current">3</text:page-number></text:span><text:span text:style-name="MT3"> von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F-IF / Projekt-Tagebuch / Team GKx Name1 Name2 Name3 Name4</dc:title>
    <meta:initial-creator>Linux User</meta:initial-creator>
    <meta:creation-date>2015-03-15T15:14:00</meta:creation-date>
    <dc:date>2017-03-30T10:03:21.473338738</dc:date>
    <meta:editing-duration>PT10M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40" meta:word-count="415" meta:character-count="3046" meta:non-whitespace-character-count="2678"/>
  </office:meta>
</office:document-meta>
</file>